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30 01:52   |   <text:a xlink:type="simple" xlink:href="http://palinfo.habago.org/Entry?Command=Information_PrintForum&amp;iPage=4#FORUM37830"><text:span text:style-name="T1">#</text:span></text:a></text:p>
      <text:p text:style-name="P2">卡韓政變 (157)：中時與我 <text:line-break/><text:line-break/>陳真 2019. 08. 30. <text:line-break/><text:line-break/><text:line-break/>法輪功不是宗教，而是 CIA 資助扶持的反華政治組織，在台灣無孔不入，到處都有，包括百貨公司、各級學校、各種觀光景點及各項會議現場如醫學會等，資源充沛，錢好像多到用不完。 <text:line-break/><text:line-break/>連台灣這麼仇中反華的地方，CIA尚且永不止息地如此用心經營洗腦作業，甚至這幾年更是不斷瘋狂加強洗腦力道，祖國卻始終一點點作為也沒有，不知道這是出於過度自信還是出於完全無能？我常為此百思不解。許多時候，我真是很懷疑祖國負責對台工作的那些人或單位，究竟有無用心？竟跟台灣社會如此脫節。 <text:line-break/><text:line-break/>祖國在台灣有一些完全稱不上代理人的友好對象，但這些人或團體 (恕不點名)，其實大多很難寄以厚望。我是說，他們之於台灣社會其實缺乏說服力，太八股了，連我這麼熱愛祖國的人都聽不下去，更不用說那些已經中毒很深的腦殘們；其中有些所謂親中團體，根本就是絲毫不值得關注的騙子，比方說佔據宮廟升五星旗之類的，但是居然照樣獲得對岸官媒的青睞，真是不可思議。 <text:line-break/><text:line-break/>在台親中團體中，最值得稱頌的之一就是中國時報。其實我長年以來很少看報紙，因為我自己就是一個雷達；不管島內外，世界上那些我該知道、想知道的事，似乎自然就會知道，我有自己的一套理解世界發展與變動的方法。總之，我並沒有購買或閱讀報紙的需求。但是，這些年來，除了之前在診所固定訂閱中國時報之外，私下我也常掏錢買中國時報，然後把它放在一些餐廳或早餐店桌上給別的顧客看；一來幫忙傳播真相、捍衛是非公義，二來也希望中國時報能撐久一點，別虧太多錢。 <text:line-break/><text:line-break/>很難想像會有這麼一天，我居然會稱讚中國時報。黨外時期，它和聯合報就是最惡劣的兩大無恥媒體。因為吾友柏楊先生的關係，在個人方面我很尊敬余紀忠先生，感謝他善待我的忘年之交柏楊先生。但是，撇開余老先生不談，黨外時期的中國時報，基本上就是經常顛倒是非黑白的國民黨黨報，呼風喚雨，人手一報，洗腦洗得很厲害，醜化黨外不遺餘力。曾有一段時間，我自己就是中國時報 (以及聯合報、民生報等等) 抹黑的對象。 <text:line-break/><text:line-break/>黨外期間，我寫過上百萬字的稿子，除了黨外雜誌外，報紙方面我都是交給那些名不見經傳或極少人閱讀的媒體刊登，例如民眾日報、台灣時報、教會公報以及一些已經消失的媒體。一直到了大約1996年左右，可能是因為貪污漢奸老賊李登輝當上總統，開始大搞去中、仇中，我注意到 "中時" 似乎才有了一點 "從良" 的變化，於是我就史無前例地把幾篇文章投給它。刊登之後，真是很難想像，幾乎所有同學、同事和朋友全都看到了文章；由此你就能知道中國時報在當年壓倒性的洗腦威力。我在其它小眾媒體寫了幾百萬字，從來都只有極少數圈內人閱讀，可是，一投到 "中時"，竟然馬上人人皆知。 <text:line-break/><text:line-break/>總之，改朝換代後，"中時" 和 "聯合" 都改邪歸正了，不再造謠，不再抹黑，不再昧著良心充當政治傳聲筒。特別是蔡衍明入主之後的中國時報，更是值得尊敬。雖然在論述能力、說服力及觀照層次與深度等方面似乎還是有點弱，但它至少扮演了當下黑暗時代的一盞明燈。特別是它對於這場極端惡質的黑韓選舉，在完全一面倒的抹黑潮流及仇中反華的逆流中，保留了媒體人應有的基本良知與勇氣。 <text:line-break/><text:line-break/>有時早上去超商買吃的，看到架上還有沒賣完的中國時報，我都很想當場對著架上的報紙給它鞠個躬，表達我內心由衷的感謝與敬意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